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Victor Mono Thin" svg:font-family="'Victor Mono Thin', 'Droid Sans Mono', monospace, monospace, 'Droid Sans Fallback'"/>
    <style:font-face style:name="Noto Sans1" svg:font-family="'Noto Sans'" style:font-family-generic="swiss"/>
    <style:font-face style:name="Victor Mono" svg:font-family="'Victor Mono'" style:font-pitch="fixed"/>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style:line-height-at-least="0.503cm" fo:text-align="center" style:justify-single-word="false"/>
      <style:text-properties officeooo:rsid="0019dfab" officeooo:paragraph-rsid="0019dfab"/>
    </style:style>
    <style:style style:name="P2" style:family="paragraph" style:parent-style-name="Standard">
      <style:paragraph-properties style:line-height-at-least="0.503cm" fo:text-align="center" style:justify-single-word="false"/>
      <style:text-properties officeooo:paragraph-rsid="0019dfab"/>
    </style:style>
    <style:style style:name="P3" style:family="paragraph" style:parent-style-name="Standard">
      <style:paragraph-properties style:line-height-at-least="0.503cm" fo:text-align="center" style:justify-single-word="false"/>
      <style:text-properties style:font-name="Victor Mono" officeooo:paragraph-rsid="0019dfab"/>
    </style:style>
    <style:style style:name="P4" style:family="paragraph" style:parent-style-name="Standard">
      <style:paragraph-properties style:line-height-at-least="0.503cm" fo:text-align="center" style:justify-single-word="false"/>
      <style:text-properties fo:font-size="16pt" style:text-underline-style="solid" style:text-underline-width="auto" style:text-underline-color="font-color" officeooo:rsid="0019dfab" officeooo:paragraph-rsid="0019dfab" style:font-size-asian="16pt" style:font-size-complex="16pt"/>
    </style:style>
    <style:style style:name="P5" style:family="paragraph" style:parent-style-name="Standard">
      <style:paragraph-properties style:line-height-at-least="0.503cm" fo:text-align="center" style:justify-single-word="false"/>
      <style:text-properties fo:font-size="16pt" style:text-underline-style="solid" style:text-underline-width="auto" style:text-underline-color="font-color" officeooo:paragraph-rsid="0019dfab" style:font-size-asian="16pt" style:font-size-complex="16pt"/>
    </style:style>
    <style:style style:name="P6" style:family="paragraph" style:parent-style-name="Standard">
      <style:paragraph-properties style:line-height-at-least="0.503cm" fo:text-align="center" style:justify-single-word="false">
        <style:tab-stops>
          <style:tab-stop style:position="3.027cm"/>
        </style:tab-stops>
      </style:paragraph-properties>
      <style:text-properties fo:font-size="16pt" style:text-underline-style="solid" style:text-underline-width="auto" style:text-underline-color="font-color" officeooo:rsid="0019dfab" officeooo:paragraph-rsid="0019dfab" style:font-size-asian="14pt" style:font-size-complex="16pt"/>
    </style:style>
    <style:style style:name="P7" style:family="paragraph" style:parent-style-name="Standard">
      <style:paragraph-properties style:line-height-at-least="0.503cm" fo:text-align="center" style:justify-single-word="false"/>
      <style:text-properties fo:font-size="12pt" style:text-underline-style="none" officeooo:rsid="0019dfab" officeooo:paragraph-rsid="0019dfab" style:font-size-asian="10.5pt" style:font-size-complex="12pt"/>
    </style:style>
    <style:style style:name="P8" style:family="paragraph" style:parent-style-name="Standard">
      <style:paragraph-properties style:line-height-at-least="0.503cm" fo:text-align="center" style:justify-single-word="false">
        <style:tab-stops>
          <style:tab-stop style:position="3.027cm"/>
        </style:tab-stops>
      </style:paragraph-properties>
      <style:text-properties fo:font-size="12pt" style:text-underline-style="none" officeooo:rsid="001bb083" officeooo:paragraph-rsid="001bb083" style:font-size-asian="10.5pt" style:font-size-complex="12pt"/>
    </style:style>
    <style:style style:name="P9" style:family="paragraph" style:parent-style-name="Standard">
      <style:paragraph-properties style:line-height-at-least="0.503cm" fo:text-align="center" style:justify-single-word="false">
        <style:tab-stops>
          <style:tab-stop style:position="3.027cm"/>
        </style:tab-stops>
      </style:paragraph-properties>
      <style:text-properties officeooo:rsid="001bb083" officeooo:paragraph-rsid="001bb083"/>
    </style:style>
    <style:style style:name="P10" style:family="paragraph" style:parent-style-name="Standard">
      <style:paragraph-properties style:line-height-at-least="0.503cm" fo:text-align="center" style:justify-single-word="false"/>
      <style:text-properties officeooo:rsid="001bb083" officeooo:paragraph-rsid="001bb083"/>
    </style:style>
    <style:style style:name="T1" style:family="text">
      <style:text-properties style:font-name="Victor Mono"/>
    </style:style>
    <style:style style:name="T2" style:family="text">
      <style:text-properties style:font-name="Victor Mono" officeooo:rsid="0019dfab"/>
    </style:style>
    <style:style style:name="T3" style:family="text">
      <style:text-properties style:font-name="Victor Mono" officeooo:rsid="001bb0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About Roasted</text:span><text:span text:style-name="T1">™</text:span></text:p>
      <text:p text:style-name="P2"><text:span text:style-name="T2">We here at Roasted!</text:span><text:span text:style-name="T1">™ <text:s/></text:span><text:span text:style-name="T2">have created this website for all the young bullied humans out there. Whether someone is bullying you or making you feel sad, this is the place to get back at them. We provide our service 100% free of charge, you can get insults ranging from weak (for the little annoyances) all the way to EPIC (will make them cry themselves to sleep). </text:span><text:span text:style-name="T3">Click the generate button on our homepage and get your comeback today!</text:span></text:p>
      <text:p text:style-name="P1"><text:span text:style-name="T1"/></text:p>
      <text:p text:style-name="P6"><text:span text:style-name="T1">Cred</text:span><text:span text:style-name="T3">its</text:span></text:p>
      <text:p text:style-name="P8"><text:span text:style-name="T1">Website – Rushvith A</text:span></text:p>
      <text:p text:style-name="P8"><text:span text:style-name="T1">Comebacks – Mario P &amp; Rushvith A</text:span></text:p>
      <text:p text:style-name="P9"><text:span text:style-name="T2">B</text:span><text:span text:style-name="T1">randing and Logo – Zoe C</text:span></text:p>
      <text:p text:style-name="P10"><text:span text:style-name="T2">F</text:span><text:span text:style-name="T1">inances – Ana S</text:span></text:p>
      <text:p text:style-name="P10"><text:span text:style-name="T1">Owners – Mario P, Ana S, Zoe C, Rushvith A</text:span></text:p>
      <text:p text:style-name="P10"><text:span text:style-name="T1"/></text:p>
      <text:p text:style-name="P4"><text:span text:style-name="T1">Contact</text:span></text:p>
      <text:p text:style-name="P7"><text:span text:style-name="T1">Company Number – 07984 965540</text:span></text:p>
      <text:p text:style-name="P7"><text:span text:style-name="T1">Discord server – discord.gg/roasted</text:span></text:p>
      <text:p text:style-name="P7"><text:span text:style-name="T1">Website – beet461.github.io/Roasted (Do not have necessary funding to buy own domain)</text:span></text:p>
      <text:p text:style-name="P7"><text:span text:style-name="T1">Email – roasted.fire@gmail.com</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Victor Mono Thin" svg:font-family="'Victor Mono Thin', 'Droid Sans Mono', monospace, monospace, 'Droid Sans Fallback'"/>
    <style:font-face style:name="Noto Sans1" svg:font-family="'Noto Sans'" style:font-family-generic="swiss"/>
    <style:font-face style:name="Victor Mono" svg:font-family="'Victor Mono'" style:font-pitch="fixed"/>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GB" style:letter-kerning="true" style:font-name-asian="Unifont"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n" fo:country="GB" style:letter-kerning="true" style:font-name-asian="Unifont"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Unifont" style:font-family-asian="Unifont"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Unifont" style:font-family-asian="Unifont"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0T12:48:06.042355112</meta:creation-date>
    <dc:date>2021-06-20T13:02:41.690598345</dc:date>
    <meta:editing-duration>PT4M5S</meta:editing-duration>
    <meta:editing-cycles>1</meta:editing-cycles>
    <meta:document-statistic meta:table-count="0" meta:image-count="0" meta:object-count="0" meta:page-count="1" meta:paragraph-count="13" meta:word-count="128" meta:character-count="771" meta:non-whitespace-character-count="646"/>
    <meta:generator>LibreOffice/7.1.3.2$Linux_X86_64 LibreOffice_project/10$Build-2</meta:generator>
  </office:meta>
</office:document-meta>
</file>